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style:page-number="1"/>
      <style:text-properties fo:font-size="16pt" style:font-size-asian="16pt" style:font-size-complex="16pt"/>
    </style:style>
    <style:style style:name="P3" style:parent-style-name="Heading2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color="#000000" fo:font-size="10.5pt" style:font-size-asian="10.5pt" style:font-size-complex="10.5pt"/>
    </style:style>
    <style:style style:name="P5" style:parent-style-name="Standard" style:family="paragraph">
      <style:text-properties fo:color="#000000" fo:font-size="10.5pt" style:font-size-asian="10.5pt" style:font-size-complex="10.5pt"/>
    </style:style>
    <style:style style:name="P6" style:parent-style-name="Standard" style:family="paragraph">
      <style:text-properties fo:color="#000000" fo:font-size="10.5pt" style:font-size-asian="10.5pt" style:font-size-complex="10.5pt"/>
    </style:style>
    <style:style style:name="P7" style:parent-style-name="ListParagraph" style:family="paragraph">
      <style:paragraph-properties fo:widows="2" fo:orphans="2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P10" style:parent-style-name="Normal" style:family="paragraph">
      <style:paragraph-properties fo:widows="2" fo:orphans="2"/>
    </style:style>
    <style:style style:name="P11" style:parent-style-name="Normal" style:family="paragraph">
      <style:text-properties fo:color="#000000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14" style:parent-style-name="Normal" style:family="paragraph">
      <style:text-properties fo:font-weight="bold" style:font-weight-asian="bold" fo:font-size="13pt" style:font-size-asian="13pt" style:font-size-complex="13pt"/>
    </style:style>
    <style:style style:name="TableColumn16" style:family="table-column">
      <style:table-column-properties style:column-width="5.8326in" style:use-optimal-column-width="false"/>
    </style:style>
    <style:style style:name="Table15" style:family="table">
      <style:table-properties style:width="5.8326in" fo:margin-left="-0.0013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0" fo:background-color="#FFFFFF" style:writing-mode="lr-tb" style:vertical-align="middle" fo:padding-top="0.0083in" fo:padding-left="0.0013in" fo:padding-bottom="0.0083in" fo:padding-right="0.0083in"/>
    </style:style>
    <style:style style:name="P19" style:parent-style-name="Normal" style:family="paragraph">
      <style:paragraph-properties fo:line-height="115%"/>
      <style:text-properties fo:font-weight="bold" style:font-weight-asian="bold" fo:font-size="13pt" style:font-size-asian="13pt" style:font-size-complex="13pt"/>
    </style:style>
    <style:style style:name="TableColumn21" style:family="table-column">
      <style:table-column-properties style:column-width="1.4451in" style:use-optimal-column-width="false"/>
    </style:style>
    <style:style style:name="TableColumn22" style:family="table-column">
      <style:table-column-properties style:column-width="0.6347in" style:use-optimal-column-width="false"/>
    </style:style>
    <style:style style:name="TableColumn23" style:family="table-column">
      <style:table-column-properties style:column-width="0.0652in" style:use-optimal-column-width="false"/>
    </style:style>
    <style:style style:name="TableColumn24" style:family="table-column">
      <style:table-column-properties style:column-width="3.5854in" style:use-optimal-column-width="false"/>
    </style:style>
    <style:style style:name="TableColumn25" style:family="table-column">
      <style:table-column-properties style:column-width="0.052in" style:use-optimal-column-width="false"/>
    </style:style>
    <style:style style:name="Table20" style:family="table">
      <style:table-properties style:width="5.7826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28" style:parent-style-name="Normal" style:family="paragraph">
      <style:text-properties style:font-name="Verdana" style:font-name-asian="Verdana" style:font-name-complex="Verdana" fo:font-weight="bold" style:font-weight-asian="bold" fo:color="#000000" fo:font-size="8.5pt" style:font-size-asian="8.5pt" style:font-size-complex="8.5pt"/>
    </style:style>
    <style:style style:name="TableCell29" style:family="table-cell">
      <style:table-cell-properties fo:border="0.0138in solid #000000" style:writing-mode="lr-tb" style:vertical-align="middle" fo:padding-top="0in" fo:padding-left="-0.0069in" fo:padding-bottom="0in" fo:padding-right="0in"/>
    </style:style>
    <style:style style:name="P30" style:parent-style-name="Normal" style:family="paragraph">
      <style:text-properties style:font-name="Verdana" style:font-name-asian="Verdana" style:font-name-complex="Verdana" fo:font-weight="bold" style:font-weight-asian="bold" fo:color="#000000" fo:font-size="8.5pt" style:font-size-asian="8.5pt" style:font-size-complex="8.5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33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34" style:family="table-cell">
      <style:table-cell-properties fo:border="0.0138in solid #000000" style:writing-mode="lr-tb" style:vertical-align="middle" fo:padding-top="0in" fo:padding-left="-0.0069in" fo:padding-bottom="0in" fo:padding-right="0in"/>
    </style:style>
    <style:style style:name="P35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36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37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38" style:family="table-cell">
      <style:table-cell-properties fo:border="0.0138in solid #000000" style:writing-mode="lr-tb" style:vertical-align="middle" fo:padding-top="0in" fo:padding-left="-0.0069in" fo:padding-bottom="0in" fo:padding-right="0in"/>
    </style:style>
    <style:style style:name="P39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42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3" style:family="table-cell">
      <style:table-cell-properties fo:border="0.0138in solid #000000" style:writing-mode="lr-tb" style:vertical-align="middle" fo:padding-top="0in" fo:padding-left="-0.0069in" fo:padding-bottom="0in" fo:padding-right="0in"/>
    </style:style>
    <style:style style:name="P44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5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46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7" style:family="table-cell">
      <style:table-cell-properties fo:border="0.0138in solid #000000" style:writing-mode="lr-tb" style:vertical-align="middle" fo:padding-top="0in" fo:padding-left="-0.0069in" fo:padding-bottom="0in" fo:padding-right="0in"/>
    </style:style>
    <style:style style:name="P48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P49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P50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</office:automatic-styles>
  <office:body>
    <office:text text:use-soft-page-breaks="true">
      <text:h text:style-name="P1" text:outline-level="2">Government Economics Service</text:h>
      <text:h text:style-name="P3" text:outline-level="2"/>
      <text:h text:style-name="Heading2" text:outline-level="2">What you need to do</text:h>
      <text:p text:style-name="Normal"/>
      <text:p text:style-name="Normal"/>
      <text:p text:style-name="P4">You need to answer the following questions below.</text:p>
      <text:p text:style-name="P5"/>
      <text:p text:style-name="P6">Use the next page to answer the questions, when you’re finished you can copy and paste the content into the response box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7"><text:span text:style-name="T8">If you graduated more than five years ago, please tell us how you have kept your economics up to date.</text:span><text:span text:style-name="T9"><text:s/></text:span><text:s/>(no more than 250 words)<text:s/></text:p>
        </text:list-item>
      </text:list>
      <text:p text:style-name="P10"/>
      <text:p text:style-name="P11"/>
      <text:list text:style-name="LFO2" text:continue-numbering="true">
        <text:list-item>
          <text:p text:style-name="P12"><text:span text:style-name="T13">If you have previously attended an Economic Assessment Centre, please give details below:</text:span></text:p>
        </text:list-item>
      </text:list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/>
            <table:table table:style-name="Table20">
              <table:table-columns>
                <table:table-column table:style-name="TableColumn21"/>
                <table:table-column table:style-name="TableColumn22"/>
                <table:table-column table:style-name="TableColumn23"/>
                <table:table-column table:style-name="TableColumn24"/>
                <table:table-column table:style-name="TableColumn25"/>
              </table:table-columns>
              <table:table-row table:style-name="TableRow26">
                <table:table-cell table:style-name="TableCell27">
                  <text:p text:style-name="P28">PREVIOUS ECONOMIC ASSESSMENT CENTRE</text:p>
                </table:table-cell>
                <table:table-cell table:style-name="TableCell29" table:number-columns-spanned="4">
                  <text:p text:style-name="P30"/>
                </table:table-cell>
                <table:covered-table-cell/>
                <table:covered-table-cell/>
                <table:covered-table-cell/>
              </table:table-row>
              <table:table-row table:style-name="TableRow31">
                <table:table-cell table:style-name="TableCell32" table:number-columns-spanned="2">
                  <text:p text:style-name="P33">EAC pass from last year:</text:p>
                </table:table-cell>
                <table:covered-table-cell/>
                <table:table-cell table:style-name="TableCell34">
                  <text:p text:style-name="P35"/>
                </table:table-cell>
                <table:table-cell table:style-name="TableCell36">
                  <text:p text:style-name="P37"/>
                </table:table-cell>
                <table:table-cell table:style-name="TableCell38">
                  <text:p text:style-name="P39"/>
                </table:table-cell>
              </table:table-row>
              <table:table-row table:style-name="TableRow40">
                <table:table-cell table:style-name="TableCell41" table:number-columns-spanned="2">
                  <text:p text:style-name="P42">Details of EAC from last year:</text:p>
                </table:table-cell>
                <table:covered-table-cell/>
                <table:table-cell table:style-name="TableCell43">
                  <text:p text:style-name="P44"/>
                </table:table-cell>
                <table:table-cell table:style-name="TableCell45">
                  <text:p text:style-name="P46"/>
                </table:table-cell>
                <table:table-cell table:style-name="TableCell47">
                  <text:p text:style-name="P48"/>
                </table:table-cell>
              </table:table-row>
            </table:table>
            <text:p text:style-name="P49"/>
          </table:table-cell>
        </table:table-row>
      </table:table>
      <text:p text:style-name="P5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fo:border="0in solid #FFFFFF" fo:padding="0.4305in" style:shadow="#000000 0in 0in" fo:margin-top="0.1666in"/>
      <style:text-properties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fo:border="0in solid #FFFFFF" fo:padding="0.4305in" style:shadow="#000000 0in 0in" fo:margin-top="0.0277in"/>
      <style:text-properties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fo:border="0in solid #FFFFFF" fo:padding="0.4305in" style:shadow="#000000 0in 0in" fo:margin-top="0.0277in"/>
      <style:text-properties fo:font-weight="bold" style:font-weight-asian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2" fo:orphans="2" fo:border="0in solid #FFFFFF" fo:padding="0.4305in" style:shadow="#000000 0in 0in" fo:margin-top="0.1666in" fo:margin-bottom="0.0416in"/>
      <style:text-properties fo:font-weight="bold" style:font-weight-asian="bold" fo:color="#000000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widows="2" fo:orphans="2" fo:border="0in solid #FFFFFF" fo:padding="0.4305in" style:shadow="#000000 0in 0in" fo:margin-top="0.1666in" fo:margin-bottom="0.0416in"/>
      <style:text-properties fo:font-weight="bold" style:font-weight-asian="bold" fo:font-style="italic" style:font-style-asian="italic" fo:color="#000000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widows="2" fo:orphans="2" fo:border="0in solid #FFFFFF" fo:padding="0.4305in" style:shadow="#000000 0in 0in" fo:margin-top="0.1666in" fo:margin-bottom="0.0416in"/>
      <style:text-properties fo:font-weight="bold" style:font-weight-asian="bold" fo:color="#000000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widows="2" fo:orphans="2" fo:border="0in solid #FFFFFF" fo:padding="0.4305in" style:shadow="#000000 0in 0in" fo:text-align="center" fo:margin-top="0.1666in" fo:margin-bottom="0.0416in"/>
      <style:text-properties fo:font-weight="bold" style:font-weight-asian="bold" fo:color="#000000" fo:font-size="16pt" style:font-size-asian="16pt" style:font-size-complex="16pt" fo:hyphenate="false"/>
    </style:style>
    <style:style style:name="Subtitle" style:display-name="Subtitle" style:family="paragraph" style:parent-style-name="Normal" style:next-style-name="Normal">
      <style:paragraph-properties fo:widows="2" fo:orphans="2" fo:border="0in solid #FFFFFF" fo:padding="0.4305in" style:shadow="#000000 0in 0in" fo:text-align="center" fo:margin-bottom="0.0416in"/>
      <style:text-properties fo:color="#000000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Revision" style:display-name="Revision" style:family="paragraph">
      <style:paragraph-properties fo:widows="2" fo:orphans="2"/>
      <style:text-properties fo:hyphenate="false"/>
    </style:style>
    <style:style style:name="Standard" style:display-name="Standard" style:family="paragraph">
      <style:paragraph-properties style:vertical-align="baseline"/>
      <style:text-properties fo:font-size="11pt" style:font-size-asian="11pt" style:font-size-complex="11pt" fo:language="en" fo:country="GB" style:language-asian="zh" style:country-asian="CN" style:language-complex="hi" style:country-complex="I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font-weight="bold" style:font-weight-asian="bold" fo:font-size="13pt" style:font-size-asian="13pt" style:font-size-complex="13pt"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P2" style:parent-style-name="Normal" style:family="paragraph">
      <style:paragraph-properties fo:widows="2" fo:orphans="2"/>
      <style:text-properties fo:color="#000000"/>
    </style:style>
  </office:automatic-styles>
  <office:master-styles>
    <style:master-page style:name="MP0" style:page-layout-name="PL0">
      <style:header>
        <text:p text:style-name="P2">Civil Service Fast Strea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cGowan, Joanna - HMT</meta:initial-creator>
    <dc:creator>Uchenna Phillips</dc:creator>
    <meta:creation-date>2024-10-02T10:41:00Z</meta:creation-date>
    <dc:date>2024-10-02T10:41:00Z</dc:date>
    <meta:template xlink:href="Normal" xlink:type="simple"/>
    <meta:editing-cycles>2</meta:editing-cycles>
    <meta:editing-duration>PT180S</meta:editing-duration>
    <meta:document-statistic meta:page-count="2" meta:paragraph-count="1" meta:word-count="88" meta:character-count="593" meta:row-count="4" meta:non-whitespace-character-count="506"/>
  </office:meta>
</office:document-meta>
</file>